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102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1.89pt" svg:height="285.9pt" svg:x="3.46pt" svg:y="106.47pt">
            <loext:p draw:notify-on-update-of-ranges="Sheet1.A2:Sheet1.A7 Sheet1.C1:Sheet1.C1 Sheet1.C2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1.89pt" svg:height="285.9pt" svg:x="447.53pt" svg:y="110.95pt">
            <loext:p draw:notify-on-update-of-ranges="Sheet1.A2:Sheet1.A7 Sheet1.B2:Sheet1.B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l_mean</text:p>
          </table:table-cell>
          <table:table-cell office:value-type="string" calcext:value-type="string">
            <text:p>l_vari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402685395" calcext:value-type="float">
            <text:p>5.99402685395</text:p>
          </table:table-cell>
          <table:table-cell office:value-type="float" office:value="0.227511375633" calcext:value-type="float">
            <text:p>0.227511375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9450928608" calcext:value-type="float">
            <text:p>5.99450928608</text:p>
          </table:table-cell>
          <table:table-cell office:value-type="float" office:value="0.227309968903" calcext:value-type="float">
            <text:p>0.227309968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9923852143" calcext:value-type="float">
            <text:p>5.99923852143</text:p>
          </table:table-cell>
          <table:table-cell office:value-type="float" office:value="0.22556631476" calcext:value-type="float">
            <text:p>0.22556631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07106108666" calcext:value-type="float">
            <text:p>6.07106108666</text:p>
          </table:table-cell>
          <table:table-cell office:value-type="float" office:value="0.212148579396" calcext:value-type="float">
            <text:p>0.2121485793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7254222229" calcext:value-type="float">
            <text:p>6.87254222229</text:p>
          </table:table-cell>
          <table:table-cell office:value-type="float" office:value="0.163945399609" calcext:value-type="float">
            <text:p>0.1639453996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.87999093847" calcext:value-type="float">
            <text:p>8.87999093847</text:p>
          </table:table-cell>
          <table:table-cell office:value-type="float" office:value="0.0902828426889" calcext:value-type="float">
            <text:p>0.0902828426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22:25.296346738</meta:creation-date>
    <dc:date>2016-10-14T20:07:04.009592505</dc:date>
    <meta:editing-duration>PT29M19S</meta:editing-duration>
    <meta:editing-cycles>1</meta:editing-cycles>
    <meta:document-statistic meta:table-count="1" meta:cell-count="21" meta:object-count="2"/>
    <meta:generator>LibreOffice/5.2.1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9cm" svg:height="10.087cm" xlink:href=".." xlink:type="simple" chart:class="chart:scatter" chart:style-name="ch1">
        <chart:title svg:x="6.217cm" svg:y="0.337cm" chart:style-name="ch2">
          <text:p>Loss-Variance</text:p>
        </chart:title>
        <chart:plot-area chart:style-name="ch3" table:cell-range-address="Sheet1.A2:Sheet1.A7 Sheet1.C1:Sheet1.C7" chart:data-source-has-labels="row" svg:x="1.016cm" svg:y="0.949cm" svg:width="13.778cm" svg:height="8.075cm">
          <chartooo:coordinate-region svg:x="2.087cm" svg:y="1.282cm" svg:width="12.11cm" svg:height="6.83cm"/>
          <chart:axis chart:dimension="x" chart:name="primary-x" chart:style-name="ch4">
            <chart:title svg:x="6.806cm" svg:y="8.871cm" chart:style-name="ch5">
              <text:p>Lambda</text:p>
            </chart:title>
          </chart:axis>
          <chart:axis chart:dimension="y" chart:name="primary-y" chart:style-name="ch6">
            <chart:title svg:x="0.145cm" svg:y="5.467cm" chart:style-name="ch7">
              <text:p>Value</text:p>
            </chart:title>
            <chart:grid chart:style-name="ch8" chart:class="major"/>
          </chart:axis>
          <chart:series chart:style-name="ch9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_varia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0.227511375633">
                <text:p>0.22751137563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27309968903">
                <text:p>0.22730996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2556631476">
                <text:p>0.2255663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12148579396">
                <text:p>0.212148579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163945399609">
                <text:p>0.163945399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0902828426889">
                <text:p>0.0902828426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9cm" svg:height="10.087cm" xlink:href=".." xlink:type="simple" chart:class="chart:scatter" chart:style-name="ch1">
        <chart:title svg:x="6.548cm" svg:y="0.337cm" chart:style-name="ch2">
          <text:p>Loss-Mean</text:p>
        </chart:title>
        <chart:plot-area chart:style-name="ch3" table:cell-range-address="Sheet1.A2:Sheet1.B7" svg:x="1.398cm" svg:y="0.969cm" svg:width="13.433cm" svg:height="8.073cm">
          <chartooo:coordinate-region svg:x="2.125cm" svg:y="1.301cm" svg:width="12.109cm" svg:height="6.829cm"/>
          <chart:axis chart:dimension="x" chart:name="primary-x" chart:style-name="ch4">
            <chart:title svg:x="6.808cm" svg:y="8.871cm" chart:style-name="ch5">
              <text:p>Lambda</text:p>
            </chart:title>
          </chart:axis>
          <chart:axis chart:dimension="y" chart:name="primary-y" chart:style-name="ch6">
            <chart:title svg:x="0.527cm" svg:y="5.486cm" chart:style-name="ch7">
              <text:p>Value</text:p>
            </chart:title>
            <chart:grid chart:style-name="ch8" chart:class="major"/>
          </chart:axis>
          <chart:series chart:style-name="ch9" chart:values-cell-range-address="Sheet1.B2:Sheet1.B7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5.99402685395">
                <text:p>5.9940268539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99450928608">
                <text:p>5.99450928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99923852143">
                <text:p>5.99923852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.07106108666">
                <text:p>6.07106108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6.87254222229">
                <text:p>6.87254222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8.87999093847">
                <text:p>8.879990938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